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f2d1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0d0d0d" svg:stroke-linecap="butt" draw:fill="solid" draw:fill-color="#f396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0d0d0d" svg:stroke-linecap="butt" draw:fill="solid" draw:fill-color="#acd1d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2d115"/>
      <style:paragraph-properties fo:text-align="center" style:font-independent-line-spacing="true"/>
      <style:text-properties fo:font-size="18pt"/>
    </style:style>
    <style:style style:name="P2" style:family="paragraph">
      <loext:graphic-properties draw:fill="solid" draw:fill-color="#acd1d8"/>
      <style:paragraph-properties fo:text-align="center" style:font-independent-line-spacing="true"/>
      <style:text-properties fo:font-size="18pt"/>
    </style:style>
    <style:style style:name="P3" style:family="paragraph">
      <loext:graphic-properties draw:fill="solid" draw:fill-color="#f39600"/>
      <style:paragraph-properties fo:text-align="center" style:font-independent-line-spacing="true"/>
      <style:text-properties fo:font-size="18pt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Titelfolie" presentation:presentation-page-layout-name="AL1T0">
        <draw:custom-shape draw:name="Ellipse 3" draw:style-name="gr1" draw:text-style-name="P1" draw:layer="layout" svg:width="0.799cm" svg:height="0.799cm" svg:x="2.699cm" svg:y="1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1" draw:layer="layout" svg:width="0.799cm" svg:height="0.799cm" svg:x="2.699cm" svg:y="2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1" draw:layer="layout" svg:width="0.799cm" svg:height="0.799cm" svg:x="2.699cm" svg:y="3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1" draw:layer="layout" svg:width="0.799cm" svg:height="0.799cm" svg:x="2.699cm" svg:y="4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1" draw:layer="layout" svg:width="0.799cm" svg:height="0.799cm" svg:x="2.699cm" svg:y="5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1" draw:layer="layout" svg:width="0.799cm" svg:height="0.799cm" svg:x="2.699cm" svg:y="6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1" draw:layer="layout" svg:width="0.799cm" svg:height="0.799cm" svg:x="2.699cm" svg:y="7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1" draw:layer="layout" svg:width="0.799cm" svg:height="0.799cm" svg:x="2.699cm" svg:y="8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1" draw:layer="layout" svg:width="0.799cm" svg:height="0.799cm" svg:x="2.699cm" svg:y="9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" draw:style-name="gr2" draw:text-style-name="P1" draw:layer="layout" svg:width="0.799cm" svg:height="0.799cm" svg:x="1.899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2" draw:text-style-name="P1" draw:layer="layout" svg:width="0.799cm" svg:height="0.799cm" svg:x="2.699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2" draw:text-style-name="P1" draw:layer="layout" svg:width="0.799cm" svg:height="0.799cm" svg:x="3.499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2" draw:text-style-name="P1" draw:layer="layout" svg:width="0.799cm" svg:height="0.799cm" svg:x="1.899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" draw:style-name="gr2" draw:text-style-name="P1" draw:layer="layout" svg:width="0.799cm" svg:height="0.799cm" svg:x="2.699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2" draw:text-style-name="P1" draw:layer="layout" svg:width="0.799cm" svg:height="0.799cm" svg:x="3.499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" draw:style-name="gr2" draw:text-style-name="P1" draw:layer="layout" svg:width="0.799cm" svg:height="0.799cm" svg:x="1.899cm" svg:y="12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2" draw:text-style-name="P1" draw:layer="layout" svg:width="0.799cm" svg:height="0.799cm" svg:x="2.699cm" svg:y="12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2" draw:text-style-name="P1" draw:layer="layout" svg:width="0.799cm" svg:height="0.799cm" svg:x="3.499cm" svg:y="12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3" draw:text-style-name="P2" draw:layer="layout" svg:width="0.799cm" svg:height="0.799cm" svg:x="14.7cm" svg:y="3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" draw:text-style-name="P2" draw:layer="layout" svg:width="0.799cm" svg:height="0.799cm" svg:x="14.7cm" svg:y="5.1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3" draw:text-style-name="P2" draw:layer="layout" svg:width="0.799cm" svg:height="0.799cm" svg:x="14.7cm" svg:y="6.5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3" draw:text-style-name="P2" draw:layer="layout" svg:width="0.799cm" svg:height="0.799cm" svg:x="14.7cm" svg:y="7.9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5" draw:style-name="gr4" draw:text-style-name="P3" draw:layer="layout" svg:width="0.799cm" svg:height="0.799cm" svg:x="8.3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" draw:style-name="gr4" draw:text-style-name="P3" draw:layer="layout" svg:width="0.799cm" svg:height="0.799cm" svg:x="9.1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7" draw:style-name="gr4" draw:text-style-name="P3" draw:layer="layout" svg:width="0.799cm" svg:height="0.799cm" svg:x="8.3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4" draw:text-style-name="P3" draw:layer="layout" svg:width="0.799cm" svg:height="0.799cm" svg:x="9.1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9" draw:style-name="gr5" draw:text-style-name="P2" draw:layer="layout" svg:width="0.799cm" svg:height="0.799cm" svg:x="14.3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5" draw:text-style-name="P2" draw:layer="layout" svg:width="0.799cm" svg:height="0.799cm" svg:x="15.1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5" draw:text-style-name="P2" draw:layer="layout" svg:width="0.799cm" svg:height="0.799cm" svg:x="14.3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5" draw:text-style-name="P2" draw:layer="layout" svg:width="0.799cm" svg:height="0.799cm" svg:x="15.1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6</meta:editing-cycles>
    <meta:creation-date>2017-01-09T19:15:28</meta:creation-date>
    <dc:date>2021-11-05T12:56:43.775309127</dc:date>
    <meta:editing-duration>PT1M36S</meta:editing-duration>
    <meta:generator>LibreOffice/6.4.3.2$Linux_X86_64 LibreOffice_project/40$Build-2</meta:generator>
    <meta:document-statistic meta:object-count="5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